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size-complex="12pt"/>
    </style:style>
    <style:style style:name="P3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master-page-name="HTML">
      <style:paragraph-properties fo:margin-top="0cm" fo:margin-bottom="0cm" style:page-number="auto"/>
      <style:text-properties style:font-name="Times New Roman" fo:font-size="12pt" fo:font-weight="bold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cm"/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2">
      <style:paragraph-properties fo:margin-top="0cm" fo:margin-bottom="0cm"/>
      <style:text-properties style:font-name="Times New Roman" fo:font-size="12pt" style:font-size-asian="12pt" style:font-size-complex="12pt"/>
    </style:style>
    <style:style style:name="P7" style:family="paragraph" style:parent-style-name="Text_20_body" style:list-style-name="L3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 style:list-style-name="L2">
      <style:paragraph-properties fo:margin-left="1.251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</text:p>
      <text:p text:style-name="P1">Tod der schwarzen Legion</text:p>
      <text:p text:style-name="P2"><text:bookmark text:name="bjia7"/><text:bookmark text:name="bjia8"/><text:bookmark text:name="bjia9"/></text:p>
      <text:p text:style-name="P2"><text:bookmark text:name="bjia10"/><text:bookmark text:name="bjia11"/>Beschreibung</text:p>
      <text:p text:style-name="P1">Haldar, der Erzengel, möchte von dir, dass du die schwarze Legion, deren Anführer der Erzdämon Baldar, Haldars Bruder, ist, vernichtest.</text:p>
      <text:p text:style-name="P1"><text:bookmark text:name="bjia13"/><text:bookmark text:name="bjia14"/></text:p>
      <text:p text:style-name="P2"><text:bookmark text:name="bjia15"/><text:bookmark text:name="bjia16"/>Typ</text:p>
      <text:list xml:id="list1064850952" text:style-name="L1">
        <text:list-item>
          <text:p text:style-name="P5">Sekundär</text:p>
        </text:list-item>
      </text:list>
      <text:p text:style-name="P1"/>
      <text:p text:style-name="P2"><text:bookmark text:name="bjia18"/><text:bookmark text:name="x9n43"/>Auftraggeber</text:p>
      <text:p text:style-name="P1">Haldar</text:p>
      <text:p text:style-name="P2"><text:bookmark text:name="bjia182"/><text:bookmark text:name="v1ic0"/><text:bookmark text:name="v1ic1"/></text:p>
      <text:p text:style-name="P2"><text:bookmark text:name="bjia183"/><text:bookmark text:name="v1ic2"/>Verlauf</text:p>
      <text:p text:style-name="P1">Der Charakter kann die immer wiederkehrenden Wellen der schwarzen Legion bequem niedermetzeln. Dringt er in deren Lager vor und zerstört ihr Rathaus, so ist der Auftrag abgeschlossen.</text:p>
      <text:p text:style-name="P1"><text:bookmark text:name="bjia185"/><text:bookmark text:name="bjia19"/></text:p>
      <text:p text:style-name="P2"><text:bookmark text:name="bjia20"/><text:bookmark text:name="bjia21"/>Ziele</text:p>
      <text:list xml:id="list1981989829" text:style-name="L2">
        <text:list-item>
          <text:p text:style-name="P6">Zerstöre das Heerlager der schwarzen Legion.</text:p>
        </text:list-item>
        <text:list-item>
          <text:p text:style-name="P6"><text:bookmark text:name="p0.f0"/>Töte so viele Krieger der schwarzen Legion wie möglich.</text:p>
        </text:list-item>
        <text:list-item>
          <text:p text:style-name="P8">Diese Belohnung wird für jeweils zehn Tötungspunkte vergeben:</text:p>
        </text:list-item>
        <text:list-item>
          <text:p text:style-name="P8">300 Erfahrung</text:p>
        </text:list-item>
        <text:list-item>
          <text:p text:style-name="P8">200 Goldmünzen</text:p>
        </text:list-item>
      </text:list>
      <text:p text:style-name="P1"/>
      <text:p text:style-name="P3">Belohnungen</text:p>
      <text:list xml:id="list1091646493" text:style-name="L3">
        <text:list-item>
          <text:p text:style-name="P7">2000 Erfahrung</text:p>
        </text:list-item>
        <text:list-item>
          <text:p text:style-name="P7">1 Zauberpunkt</text:p>
        </text:list-item>
        <text:list-item>
          <text:p text:style-name="P7">1000 Goldmünz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8-15T18:45:02</meta:creation-date>
    <dc:language>en-US</dc:language>
    <meta:editing-cycles>8</meta:editing-cycles>
    <meta:editing-duration>PT00H15M41S</meta:editing-duration>
    <meta:initial-creator>Tamino Dauth</meta:initial-creator>
    <dc:date>2010-05-11T17:19:44</dc:date>
    <meta:document-statistic meta:table-count="0" meta:image-count="0" meta:object-count="0" meta:page-count="1" meta:paragraph-count="20" meta:word-count="102" meta:character-count="649"/>
    <dc:creator>Tamino Dauth</dc:creator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